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8" style:family="graphic" style:parent-style-name="standard" style:list-style-name="L2">
      <style:graphic-properties draw:fill-color="#dddddd" draw:textarea-horizontal-align="justify" draw:textarea-vertical-align="middle" draw:auto-grow-height="false" fo:min-height="0.766cm" fo:min-width="5.322cm"/>
    </style:style>
    <style:style style:name="gr9" style:family="graphic" style:parent-style-name="standard" style:list-style-name="L2">
      <style:graphic-properties draw:fill-color="#dddddd" draw:textarea-horizontal-align="justify" draw:textarea-vertical-align="middle" draw:auto-grow-height="false" fo:min-height="0.766cm" fo:min-width="5.322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Go Medium"/>
    </style:style>
    <style:style style:name="P6" style:family="paragraph"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color="#ffffff" style:font-name="Go Medium"/>
    </style:style>
    <style:style style:name="P8" style:family="paragraph">
      <loext:graphic-properties draw:fill-color="#ed1c24"/>
      <style:paragraph-properties fo:text-align="center"/>
      <style:text-properties fo:color="#ffffff" style:font-name="Go Medium"/>
    </style:style>
    <style:style style:name="P9" style:family="paragraph">
      <style:paragraph-properties fo:margin-left="0cm" fo:margin-right="0cm" fo:margin-top="0.1cm" fo:margin-bottom="0.1cm" fo:line-height="100%" fo:text-align="start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66666" style:font-name="Go Medium" fo:font-size="12pt" style:font-size-asian="12pt" style:font-size-complex="12pt"/>
    </style:style>
    <style:style style:name="T2" style:family="text">
      <style:text-properties fo:color="#ffffff" style:font-name="Go Medium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4.445cm" svg:x="7.223cm" svg:y="9.812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4cm" svg:y1="10.053cm" svg:x2="12.684cm" svg:y2="9.926cm">
          <text:p/>
        </draw:line>
        <draw:line draw:style-name="gr4" draw:text-style-name="P4" draw:layer="layout" svg:x1="12.393cm" svg:y1="9.798cm" svg:x2="12.393cm" svg:y2="14.372cm">
          <text:p/>
        </draw:line>
        <draw:frame draw:style-name="gr5" draw:text-style-name="P5" draw:layer="layout" svg:width="5.842cm" svg:height="1.524cm" svg:x="7.223cm" svg:y="5.572cm">
          <draw:text-box>
            <text:p><text:span text:style-name="T2">Get meetings</text:span></text:p>
          </draw:text-box>
        </draw:frame>
        <draw:frame draw:style-name="gr5" draw:text-style-name="P5" draw:layer="layout" svg:width="5.842cm" svg:height="1.524cm" svg:x="7.223cm" svg:y="7.472cm">
          <draw:text-box>
            <text:p><text:span text:style-name="T2">days old</text:span></text:p>
          </draw:text-box>
        </draw:frame>
        <draw:custom-shape draw:style-name="gr6" draw:text-style-name="P7" draw:layer="layout" svg:width="2.286cm" svg:height="1.143cm" svg:x="8.729cm" svg:y="8.394cm">
          <text:p text:style-name="P6"><text:span text:style-name="T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2.286cm" svg:height="1.016cm" svg:x="8.702cm" svg:y="14.478cm">
          <text:p text:style-name="P6"><text:span text:style-name="T2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822cm" svg:height="1.016cm" svg:x="14.101cm" svg:y="6.588cm">
          <text:p text:style-name="P9"><text:span text:style-name="T3">N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842cm" svg:height="1.524cm" svg:x="14.208cm" svg:y="5.572cm">
          <draw:text-box>
            <text:p><text:span text:style-name="T2">Get meetings</text:span></text:p>
          </draw:text-box>
        </draw:frame>
        <draw:frame draw:style-name="gr5" draw:text-style-name="P5" draw:layer="layout" svg:width="5.842cm" svg:height="1.524cm" svg:x="14.208cm" svg:y="7.472cm">
          <draw:text-box>
            <text:p><text:span text:style-name="T2">hours old</text:span></text:p>
          </draw:text-box>
        </draw:frame>
        <draw:custom-shape draw:style-name="gr6" draw:text-style-name="P7" draw:layer="layout" svg:width="2.286cm" svg:height="1.143cm" svg:x="15.714cm" svg:y="8.394cm">
          <text:p text:style-name="P6"><text:span text:style-name="T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15cm" svg:height="4.445cm" svg:x="14.208cm" svg:y="9.711cm">
          <text:p text:style-name="P2"><text:span text:style-name="T1">Results: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85cm" svg:y1="13.701cm" svg:x2="12.685cm" svg:y2="14.082cm">
          <text:p/>
        </draw:line>
        <draw:line draw:style-name="gr3" draw:text-style-name="P4" draw:layer="layout" svg:x1="19.67cm" svg:y1="9.917cm" svg:x2="19.67cm" svg:y2="9.79cm">
          <text:p/>
        </draw:line>
        <draw:line draw:style-name="gr3" draw:text-style-name="P4" draw:layer="layout" svg:x1="19.67cm" svg:y1="13.6cm" svg:x2="19.67cm" svg:y2="13.981cm">
          <text:p/>
        </draw:line>
        <draw:line draw:style-name="gr4" draw:text-style-name="P4" draw:layer="layout" svg:x1="19.379cm" svg:y1="9.696cm" svg:x2="19.379cm" svg:y2="14.27cm">
          <text:p/>
        </draw:line>
        <draw:custom-shape draw:style-name="gr9" draw:text-style-name="P10" draw:layer="layout" svg:width="5.822cm" svg:height="1.016cm" svg:x="7.301cm" svg:y="6.588cm">
          <text:p text:style-name="P9"><text:span text:style-name="T3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08:00.991010415</meta:creation-date>
    <dc:date>2018-11-15T14:12:04.710020173</dc:date>
    <meta:editing-duration>PT4M3S</meta:editing-duration>
    <meta:editing-cycles>1</meta:editing-cycles>
    <meta:document-statistic meta:object-count="18"/>
    <meta:generator>LibreOffice/6.0.3.2$Linux_X86_64 LibreOffice_project/00m0$Build-2</meta:generator>
  </office:meta>
</office:document-meta>
</file>